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">
      <style:paragraph-properties fo:text-align="start" style:justify-single-word="false" style:text-autospace="none"/>
    </style:style>
    <style:style style:name="P4" style:family="paragraph" style:parent-style-name="Standard" style:list-style-name="">
      <style:paragraph-properties style:text-autospace="no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  <style:tab-stop style:position="8.467cm"/>
          <style:tab-stop style:position="9.313cm"/>
          <style:tab-stop style:position="10.16cm"/>
          <style:tab-stop style:position="11.007cm"/>
          <style:tab-stop style:position="11.853cm"/>
          <style:tab-stop style:position="12.7cm"/>
          <style:tab-stop style:position="13.547cm"/>
          <style:tab-stop style:position="14.393cm"/>
          <style:tab-stop style:position="15.24cm"/>
          <style:tab-stop style:position="16.087cm"/>
          <style:tab-stop style:position="16.933cm"/>
        </style:tab-stops>
      </style:paragraph-properties>
    </style:style>
    <style:style style:name="P5" style:family="paragraph" style:parent-style-name="Standard" style:list-style-name="">
      <style:paragraph-properties style:text-autospace="no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  <style:tab-stop style:position="8.467cm"/>
          <style:tab-stop style:position="9.313cm"/>
          <style:tab-stop style:position="10.16cm"/>
          <style:tab-stop style:position="11.007cm"/>
          <style:tab-stop style:position="11.853cm"/>
          <style:tab-stop style:position="12.7cm"/>
          <style:tab-stop style:position="13.547cm"/>
          <style:tab-stop style:position="14.393cm"/>
          <style:tab-stop style:position="15.24cm"/>
          <style:tab-stop style:position="16.087cm"/>
          <style:tab-stop style:position="16.933cm"/>
        </style:tab-stops>
      </style:paragraph-properties>
      <style:text-properties fo:color="#0000ff" style:font-name="Courier New" fo:font-size="10pt" fo:language="es" fo:country="ES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ff" style:font-name="Courier New" fo:font-size="10pt" fo:language="es" fo:country="ES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style:text-autospace="no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  <style:tab-stop style:position="8.467cm"/>
          <style:tab-stop style:position="9.313cm"/>
          <style:tab-stop style:position="10.16cm"/>
          <style:tab-stop style:position="11.007cm"/>
          <style:tab-stop style:position="11.853cm"/>
          <style:tab-stop style:position="12.7cm"/>
          <style:tab-stop style:position="13.547cm"/>
          <style:tab-stop style:position="14.393cm"/>
          <style:tab-stop style:position="15.24cm"/>
          <style:tab-stop style:position="16.087cm"/>
          <style:tab-stop style:position="16.933cm"/>
        </style:tab-stops>
      </style:paragraph-properties>
      <style:text-properties fo:color="#000000" style:font-name="Courier New" fo:font-size="10pt" fo:language="es" fo:country="ES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style:text-autospace="non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">
      <style:paragraph-properties style:text-autospace="no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  <style:tab-stop style:position="8.467cm"/>
          <style:tab-stop style:position="9.313cm"/>
          <style:tab-stop style:position="10.16cm"/>
          <style:tab-stop style:position="11.007cm"/>
          <style:tab-stop style:position="11.853cm"/>
          <style:tab-stop style:position="12.7cm"/>
          <style:tab-stop style:position="13.547cm"/>
          <style:tab-stop style:position="14.393cm"/>
          <style:tab-stop style:position="15.24cm"/>
          <style:tab-stop style:position="16.087cm"/>
          <style:tab-stop style:position="16.933cm"/>
        </style:tab-stops>
      </style:paragraph-properties>
      <style:text-properties fo:color="#800080" style:font-name="Courier New" fo:font-size="10pt" fo:language="es" fo:country="ES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style:text-autospace="none"/>
      <style:text-properties fo:color="#800080" style:font-name="Courier New" fo:font-size="10pt" fo:language="es" fo:country="ES" style:font-name-asian="Courier New" style:font-size-asian="10pt" style:font-name-complex="Courier New" style:font-size-complex="10pt"/>
    </style:style>
    <style:style style:name="T1" style:family="text">
      <style:text-properties fo:color="#000000" style:font-name="Courier New" fo:font-size="10pt" fo:language="es" fo:country="ES" style:font-name-asian="Courier New" style:font-size-asian="10pt" style:font-name-complex="Courier New" style:font-size-complex="10pt"/>
    </style:style>
    <style:style style:name="T2" style:family="text">
      <style:text-properties fo:color="#000000" fo:font-size="10pt" fo:language="es" fo:country="ES" style:font-name-asian="Courier New" style:font-size-asian="10pt" style:font-name-complex="Courier New" style:font-size-complex="10pt"/>
    </style:style>
    <style:style style:name="T3" style:family="text">
      <style:text-properties fo:color="#000000" fo:language="es" fo:country="ES" style:font-name-asian="Courier New" style:font-name-complex="Courier New"/>
    </style:style>
    <style:style style:name="T4" style:family="text">
      <style:text-properties fo:color="#008000" style:font-name="Courier New" fo:font-size="10pt" fo:language="es" fo:country="ES" style:font-name-asian="Courier New" style:font-size-asian="10pt" style:font-name-complex="Courier New" style:font-size-complex="10pt"/>
    </style:style>
    <style:style style:name="T5" style:family="text">
      <style:text-properties fo:color="#008080" style:font-name="Courier New" fo:font-size="10pt" fo:language="es" fo:country="ES" style:font-name-asian="Courier New" style:font-size-asian="10pt" style:font-name-complex="Courier New" style:font-size-complex="10pt"/>
    </style:style>
    <style:style style:name="T6" style:family="text">
      <style:text-properties fo:color="#0000ff" style:font-name="Courier New" fo:font-size="10pt" fo:language="es" fo:country="ES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ÓDIGO PARTE 2:</text:p>
      <text:p text:style-name="P1"/>
      <text:p text:style-name="P1"/>
      <text:p text:style-name="P2">Para la impresión del resultado:</text:p>
      <text:p text:style-name="P2"/>
      <text:p text:style-name="P6">**********************************************</text:p>
      <text:p text:style-name="P5">* Imprimir por pantalla las veces que se ha ejecutado cada interrupción</text:p>
      <text:p text:style-name="P5">**********************************************</text:p>
      <text:p text:style-name="P7"/>
      <text:p text:style-name="P5">*Numero de veces RTI1</text:p>
      <text:p text:style-name="P7"><text:s text:c="8"/>lea <text:s text:c="4"/>CADENA1,a1</text:p>
      <text:p text:style-name="P7"><text:s text:c="8"/>move.l <text:s/>cont1,d1</text:p>
      <text:p text:style-name="P7"><text:s text:c="8"/>move.b <text:s/>#17,d0</text:p>
      <text:p text:style-name="P7"><text:s text:c="8"/>trap <text:s text:c="3"/>#15</text:p>
      <text:p text:style-name="P5">* Escribir un salto de línea</text:p>
      <text:p text:style-name="P7"><text:s text:c="8"/>lea <text:s text:c="4"/>str_crlf,a1</text:p>
      <text:p text:style-name="P7"><text:s text:c="8"/>move.b <text:s/>#14,d0</text:p>
      <text:p text:style-name="P7"><text:s text:c="8"/>trap <text:s text:c="3"/>#15</text:p>
      <text:p text:style-name="P7"><text:s text:c="8"/></text:p>
      <text:p text:style-name="P5">*Numero de veces RTI2</text:p>
      <text:p text:style-name="P7"><text:s text:c="8"/>lea <text:s text:c="4"/>CADENA2,a1</text:p>
      <text:p text:style-name="P7"><text:s text:c="8"/>move.l <text:s/>cont2,d1</text:p>
      <text:p text:style-name="P7"><text:s text:c="8"/>move.b <text:s/>#17,d0</text:p>
      <text:p text:style-name="P7"><text:s text:c="8"/>trap <text:s text:c="3"/>#15</text:p>
      <text:p text:style-name="P7"><text:s text:c="8"/></text:p>
      <text:p text:style-name="P5">* Escribir un salto de línea</text:p>
      <text:p text:style-name="P7"><text:s text:c="8"/>lea <text:s text:c="4"/>str_crlf,a1</text:p>
      <text:p text:style-name="P7"><text:s text:c="8"/>move.b <text:s/>#14,d0</text:p>
      <text:p text:style-name="P7"><text:s text:c="8"/>trap <text:s text:c="3"/>#15</text:p>
      <text:p text:style-name="P7"><text:s text:c="8"/></text:p>
      <text:p text:style-name="P5">*Numero de veces RTI3</text:p>
      <text:p text:style-name="P7"><text:s text:c="8"/>lea <text:s text:c="4"/>CADENA3,a1</text:p>
      <text:p text:style-name="P7"><text:s text:c="8"/>move.l <text:s/>cont3,d1</text:p>
      <text:p text:style-name="P7"><text:s text:c="8"/>move.b <text:s/>#17,d0</text:p>
      <text:p text:style-name="P7"><text:s text:c="8"/>trap <text:s text:c="3"/>#15</text:p>
      <text:p text:style-name="P7"><text:s text:c="8"/></text:p>
      <text:p text:style-name="P5">* Escribir un salto de línea</text:p>
      <text:p text:style-name="P7"><text:s text:c="8"/>lea <text:s text:c="4"/>str_crlf,a1</text:p>
      <text:p text:style-name="P7"><text:s text:c="8"/>move.b <text:s/>#14,d0</text:p>
      <text:p text:style-name="P7"><text:s text:c="8"/>trap <text:s text:c="3"/>#15</text:p>
      <text:p text:style-name="P7"><text:s text:c="8"/></text:p>
      <text:p text:style-name="P5">*Numero de veces RTI4</text:p>
      <text:p text:style-name="P7"><text:s text:c="8"/>lea <text:s text:c="4"/>CADENA4,a1</text:p>
      <text:p text:style-name="P7"><text:s text:c="8"/>move.l <text:s/>cont4,d1</text:p>
      <text:p text:style-name="P7"><text:s text:c="8"/>move.b <text:s/>#17,d0</text:p>
      <text:p text:style-name="P7"><text:s text:c="8"/>trap <text:s text:c="3"/>#15</text:p>
      <text:p text:style-name="P7"><text:s text:c="8"/></text:p>
      <text:p text:style-name="P5">* Escribir un salto de línea</text:p>
      <text:p text:style-name="P7"><text:s text:c="8"/>lea <text:s text:c="4"/>str_crlf,a1</text:p>
      <text:p text:style-name="P7"><text:s text:c="8"/>move.b <text:s/>#14,d0</text:p>
      <text:p text:style-name="P7"><text:s text:c="8"/>trap <text:s text:c="3"/>#15</text:p>
      <text:p text:style-name="P7"><text:s text:c="8"/></text:p>
      <text:p text:style-name="P5">*Numero de veces RTI5</text:p>
      <text:p text:style-name="P7"><text:s text:c="8"/>lea <text:s text:c="4"/>CADENA5,a1</text:p>
      <text:p text:style-name="P7"><text:s text:c="8"/>move.l <text:s/>cont5,d1</text:p>
      <text:p text:style-name="P7"><text:s text:c="8"/>move.b <text:s/>#17,d0</text:p>
      <text:p text:style-name="P7"><text:s text:c="8"/>trap <text:s text:c="3"/>#15</text:p>
      <text:p text:style-name="P7"><text:s text:c="8"/></text:p>
      <text:p text:style-name="P5">* Escribir un salto de línea</text:p>
      <text:p text:style-name="P7"><text:s text:c="8"/>lea <text:s text:c="4"/>str_crlf,a1</text:p>
      <text:p text:style-name="P7"><text:s text:c="8"/>move.b <text:s/>#14,d0</text:p>
      <text:p text:style-name="P7"><text:s text:c="8"/>trap <text:s text:c="3"/>#15</text:p>
      <text:p text:style-name="P7"><text:s text:c="8"/></text:p>
      <text:p text:style-name="P5"><text:soft-page-break/>*Numero de veces RTI6</text:p>
      <text:p text:style-name="P7"><text:s text:c="8"/>lea <text:s text:c="4"/>CADENA6,a1</text:p>
      <text:p text:style-name="P7"><text:s text:c="8"/>move.l <text:s/>cont6,d1</text:p>
      <text:p text:style-name="P7"><text:s text:c="8"/>move.b <text:s/>#17,d0</text:p>
      <text:p text:style-name="P7"><text:s text:c="8"/>trap <text:s text:c="3"/>#15</text:p>
      <text:p text:style-name="P5">* Escribir un salto de línea</text:p>
      <text:p text:style-name="P7"><text:s text:c="8"/>lea <text:s text:c="4"/>str_crlf,a1</text:p>
      <text:p text:style-name="P7"><text:s text:c="8"/>move.b <text:s/>#14,d0</text:p>
      <text:p text:style-name="P7"><text:s text:c="8"/>trap <text:s text:c="3"/>#15</text:p>
      <text:p text:style-name="P7"><text:s text:c="8"/></text:p>
      <text:p text:style-name="P5">*Numero de veces RTI7</text:p>
      <text:p text:style-name="P7"><text:s text:c="8"/>lea <text:s text:c="4"/>CADENA7,a1</text:p>
      <text:p text:style-name="P7"><text:s text:c="8"/>move.l <text:s/>cont7,d1</text:p>
      <text:p text:style-name="P7"><text:s text:c="8"/>move.b <text:s/>#17,d0</text:p>
      <text:p text:style-name="P7"><text:s text:c="8"/>trap <text:s text:c="3"/>#15 <text:s text:c="7"/></text:p>
      <text:p text:style-name="P2"/>
      <text:p text:style-name="P2">Para el incremento del contador en cada interrupción:</text:p>
      <text:p text:style-name="P2"/>
      <text:p text:style-name="P6">* Numero de veces que se contara esta interrupcion</text:p>
      <text:p text:style-name="P7"><text:s text:c="8"/>move.l <text:s/>cont7,d0</text:p>
      <text:p text:style-name="P7"><text:s text:c="8"/>addi.l <text:s/>#1,d0</text:p>
      <text:p text:style-name="P7"><text:s text:c="8"/>move.l <text:s/>d0, cont7</text:p>
      <text:p text:style-name="P2"><text:span text:style-name="T1"/></text:p>
      <text:p text:style-name="P9"><text:span text:style-name="T3">Para las cadenas de caracteres:</text:span></text:p>
      <text:p text:style-name="P9"><text:span text:style-name="T3"/></text:p>
      <text:p text:style-name="P9"><text:span text:style-name="T3"/></text:p>
      <text:p text:style-name="P11">CADENA1</text:p>
      <text:p text:style-name="P4"><text:span text:style-name="T1"><text:s text:c="8"/></text:span><text:span text:style-name="T4">dc.b</text:span><text:span text:style-name="T1"> <text:s text:c="3"/></text:span><text:span text:style-name="T5">'Numero de veces que se ha llamado a la interrupcion 1 es '</text:span><text:span text:style-name="T1">, </text:span><text:span text:style-name="T6">NULL</text:span></text:p>
      <text:p text:style-name="P10">CADENA2</text:p>
      <text:p text:style-name="P4"><text:span text:style-name="T1"><text:s text:c="8"/></text:span><text:span text:style-name="T4">dc.b</text:span><text:span text:style-name="T1"> <text:s text:c="3"/></text:span><text:span text:style-name="T5">'Numero de veces que se ha llamado a la interrupcion 2 es '</text:span><text:span text:style-name="T1">, </text:span><text:span text:style-name="T6">NULL</text:span></text:p>
      <text:p text:style-name="P10">CADENA3</text:p>
      <text:p text:style-name="P4"><text:span text:style-name="T1"><text:s text:c="8"/></text:span><text:span text:style-name="T4">dc.b</text:span><text:span text:style-name="T1"> <text:s text:c="3"/></text:span><text:span text:style-name="T5">'Numero de veces que se ha llamado a la interrupcion 3 es '</text:span><text:span text:style-name="T1">, </text:span><text:span text:style-name="T6">NULL</text:span></text:p>
      <text:p text:style-name="P10">CADENA4</text:p>
      <text:p text:style-name="P4"><text:span text:style-name="T1"><text:s text:c="8"/></text:span><text:span text:style-name="T4">dc.b</text:span><text:span text:style-name="T1"> <text:s text:c="3"/></text:span><text:span text:style-name="T5">'Numero de veces que se ha llamado a la interrupcion 4 es '</text:span><text:span text:style-name="T1">, </text:span><text:span text:style-name="T6">NULL</text:span></text:p>
      <text:p text:style-name="P10">CADENA5</text:p>
      <text:p text:style-name="P4"><text:span text:style-name="T1"><text:s text:c="8"/></text:span><text:span text:style-name="T4">dc.b</text:span><text:span text:style-name="T1"> <text:s text:c="3"/></text:span><text:span text:style-name="T5">'Numero de veces que se ha llamado a la interrupcion 5 es '</text:span><text:span text:style-name="T1">, </text:span><text:span text:style-name="T6">NULL</text:span></text:p>
      <text:p text:style-name="P10">CADENA6</text:p>
      <text:p text:style-name="P4"><text:span text:style-name="T1"><text:s text:c="8"/></text:span><text:span text:style-name="T4">dc.b</text:span><text:span text:style-name="T1"> <text:s text:c="3"/></text:span><text:span text:style-name="T5">'Numero de veces que se ha llamado a la interrupcion 6 es '</text:span><text:span text:style-name="T1">, </text:span><text:span text:style-name="T6">NULL</text:span></text:p>
      <text:p text:style-name="P10">CADENA7</text:p>
      <text:p text:style-name="P4"><text:span text:style-name="T1"><text:s text:c="8"/></text:span><text:span text:style-name="T4">dc.b</text:span><text:span text:style-name="T1"> <text:s text:c="3"/></text:span><text:span text:style-name="T5">'Numero de veces que se ha llamado a la interrupcion 7 es '</text:span><text:span text:style-name="T1">, </text:span><text:span text:style-name="T6">NULL</text:span></text:p>
      <text:p text:style-name="P8"><text:span text:style-name="T1"/></text:p>
      <text:p text:style-name="P8"><text:span text:style-name="T1"/></text:p>
      <text:p text:style-name="P3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30T11:27:20.82</meta:creation-date>
    <meta:document-statistic meta:table-count="0" meta:image-count="0" meta:object-count="0" meta:page-count="3" meta:paragraph-count="94" meta:word-count="319" meta:character-count="2478"/>
    <dc:date>2017-11-30T11:30:51.34</dc:date>
    <meta:editing-duration>PT3M30S</meta:editing-duration>
    <meta:editing-cycles>1</meta:editing-cycles>
    <meta:generator>OpenOffice/4.1.3$Win32 OpenOffice.org_project/413m1$Build-9783</meta:generator>
  </office:meta>
</office:document-meta>
</file>